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Aesh</text:p>
          </table:table-cell>
          <table:table-cell office:value-type="float" office:value="175.5" calcext:value-type="float">
            <text:p>175.5</text:p>
          </table:table-cell>
          <table:table-cell office:value-type="float" office:value="2279.95" calcext:value-type="float">
            <text:p>2279.95</text:p>
          </table:table-cell>
        </table:table-row>
        <table:table-row table:style-name="ro1">
          <table:table-cell office:value-type="string" calcext:value-type="string">
            <text:p>Cawl</text:p>
          </table:table-cell>
          <table:table-cell office:value-type="float" office:value="157.95" calcext:value-type="float">
            <text:p>157.95</text:p>
          </table:table-cell>
          <table:table-cell office:value-type="float" office:value="1579.95" calcext:value-type="float">
            <text:p>1579.95</text:p>
          </table:table-cell>
        </table:table-row>
        <table:table-row table:style-name="ro1">
          <table:table-cell office:value-type="string" calcext:value-type="string">
            <text:p>Acab</text:p>
          </table:table-cell>
          <table:table-cell office:value-type="float" office:value="231" calcext:value-type="float">
            <text:p>231</text:p>
          </table:table-cell>
          <table:table-cell office:value-type="float" office:value="2279.95" calcext:value-type="float">
            <text:p>2279.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8T18:39:51.365083145</meta:creation-date>
    <dc:date>2020-03-08T18:42:04.440321857</dc:date>
    <meta:editing-duration>PT2M13S</meta:editing-duration>
    <meta:editing-cycles>1</meta:editing-cycles>
    <meta:document-statistic meta:table-count="1" meta:cell-count="12" meta:object-count="0"/>
    <meta:generator>LibreOffice/5.2.7.2$Linux_X86_64 LibreOffice_project/20m0$Build-2</meta:generator>
  </office:meta>
</office:document-meta>
</file>